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6.114cm" fo:min-width="5.864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3.994cm" fo:min-width="3.744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2.58cm" fo:min-width="2.33cm"/>
    </style:style>
    <style:style style:name="gr4" style:family="graphic" style:parent-style-name="standard">
      <style:graphic-properties draw:stroke="none" draw:fill-color="#ff0000" draw:textarea-vertical-align="middle"/>
    </style:style>
    <style:style style:name="gr5" style:family="graphic" style:parent-style-name="standard">
      <style:graphic-properties draw:stroke="none" svg:stroke-color="#fffff0" draw:fill-color="#ffffff" draw:textarea-horizontal-align="justify" draw:textarea-vertical-align="middle" draw:auto-grow-height="false" fo:min-height="0.417cm" fo:min-width="1cm"/>
    </style:style>
    <style:style style:name="gr6" style:family="graphic" style:parent-style-name="standard">
      <style:graphic-properties draw:stroke="none" svg:stroke-color="#fffff0" draw:fill-color="#ffffff" draw:textarea-horizontal-align="justify" draw:textarea-vertical-align="middle" draw:auto-grow-height="false" fo:min-height="1.75cm" fo:min-width="2.5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9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6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1" draw:layer="layout" svg:width="2.499cm" svg:height="2.499cm" svg:x="1cm" svg:y="2cm" svg:viewBox="0 0 2500 2500" draw:points="0,2500 2000,2500 2500,1500 1000,0">
          <text:p/>
        </draw:polygon>
        <draw:custom-shape draw:style-name="gr5" draw:text-style-name="P2" draw:layer="layout" svg:width="3cm" svg:height="2cm" svg:x="0.5cm" svg:y="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4" draw:text-style-name="P1" draw:layer="layout" svg:width="2.499cm" svg:height="2.499cm" draw:transform="rotate (-3.14159265358979) translate (8cm 7cm)" svg:viewBox="0 0 2500 2500" draw:points="0,2500 2000,2500 2500,1500 1000,0">
          <text:p/>
        </draw:polygon>
        <draw:custom-shape draw:style-name="gr6" draw:text-style-name="P2" draw:layer="layout" svg:width="3cm" svg:height="2cm" svg:x="5.5cm" svg:y="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17.99400199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2:01:05.991884720</meta:creation-date>
    <dc:date>2019-03-05T22:29:55.388988910</dc:date>
    <meta:editing-duration>PT3M51S</meta:editing-duration>
    <meta:editing-cycles>2</meta:editing-cycles>
    <meta:generator>LibreOffice/6.1.5.2$Linux_X86_64 LibreOffice_project/10$Build-2</meta:generator>
    <meta:document-statistic meta:object-count="7"/>
  </office:meta>
</office:document-meta>
</file>